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11.1654166666667cm" style:use-optimal-column-width="true"/>
    </style:style>
    <style:style style:name="co2" style:family="table-column">
      <style:table-column-properties fo:break-before="auto" style:column-width="2.2225cm" style:use-optimal-column-width="true"/>
    </style:style>
    <style:style style:name="co3" style:family="table-column">
      <style:table-column-properties fo:break-before="auto" style:column-width="1.11125cm" style:use-optimal-column-width="true"/>
    </style:style>
    <style:style style:name="co4" style:family="table-column">
      <style:table-column-properties fo:break-before="auto" style:column-width="0.820208333333333cm" style:use-optimal-column-width="true"/>
    </style:style>
    <style:style style:name="co5" style:family="table-column">
      <style:table-column-properties fo:break-before="auto" style:column-width="0.714375cm" style:use-optimal-column-width="true"/>
    </style:style>
    <style:style style:name="co6" style:family="table-column">
      <style:table-column-properties fo:break-before="auto" style:column-width="1.08479166666667cm" style:use-optimal-column-width="true"/>
    </style:style>
    <style:style style:name="co7" style:family="table-column">
      <style:table-column-properties fo:break-before="auto" style:column-width="1.29645833333333cm" style:use-optimal-column-width="true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0.555625cm" style:use-optimal-column-width="true"/>
    </style:style>
    <style:style style:name="co10" style:family="table-column">
      <style:table-column-properties fo:break-before="auto" style:column-width="0.9525cm" style:use-optimal-column-width="true"/>
    </style:style>
    <style:style style:name="co11" style:family="table-column">
      <style:table-column-properties fo:break-before="auto" style:column-width="6.29708333333333cm" style:use-optimal-column-width="true"/>
    </style:style>
    <style:style style:name="co12" style:family="table-column">
      <style:table-column-properties fo:break-before="auto" style:column-width="1.825625cm" style:use-optimal-column-width="true"/>
    </style:style>
    <style:style style:name="co13" style:family="table-column">
      <style:table-column-properties fo:break-before="auto" style:column-width="2.03729166666667cm" style:use-optimal-column-width="true"/>
    </style:style>
    <style:style style:name="co14" style:family="table-column">
      <style:table-column-properties fo:break-before="auto" style:column-width="3.0956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ot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6" table:default-cell-style-name="ce1"/>
        <table:table-row table:style-name="ro1">
          <table:table-cell table:style-name="ce1"/>
          <table:table-cell office:value-type="string" table:style-name="ce1">
            <text:p>sum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avg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sec</text:p>
          </table:table-cell>
          <table:table-cell office:value-type="string" table:style-name="ce1">
            <text:p>millis</text:p>
          </table:table-cell>
          <table:table-cell office:value-type="string" table:style-name="ce1">
            <text:p>nano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taxListWithChildren (throwLazyInitializationException)</text:p>
          </table:table-cell>
          <table:table-cell office:value-type="float" office:value="14416910687" table:formula="msoxl:=SUMIF('100'!$B$4:$B$350,A2,'100'!$H$4:$H$350)" table:style-name="ce1">
            <text:p>14416910687</text:p>
          </table:table-cell>
          <table:table-cell office:value-type="float" office:value="100" table:formula="msoxl:=COUNTIF('100'!$B$4:$B$350,A2)" table:style-name="ce1">
            <text:p>100</text:p>
          </table:table-cell>
          <table:table-cell office:value-type="float" office:value="144169106.87" table:formula="msoxl:=B2/C2" table:style-name="ce1">
            <text:p>144169106,9</text:p>
          </table:table-cell>
          <table:table-cell office:value-type="float" office:value="0" table:formula="msoxl:=ROUNDDOWN(D2/1000000/1000/60,0)" table:style-name="ce1">
            <text:p>0</text:p>
          </table:table-cell>
          <table:table-cell office:value-type="float" office:value="0" table:formula="msoxl:=ROUNDDOWN((D2-E2*60*1000*1000000)/1000000/1000,0)" table:style-name="ce1">
            <text:p>0</text:p>
          </table:table-cell>
          <table:table-cell office:value-type="float" office:value="144" table:formula="msoxl:=ROUNDDOWN((D2-(E2*60*1000*1000000)-(F2*1000*1000000))/1000000,0)" table:style-name="ce1">
            <text:p>144</text:p>
          </table:table-cell>
          <table:table-cell office:value-type="float" office:value="169106" table:formula="msoxl:=ROUNDDOWN((D2-(E2*60*1000*1000000)-(F2*1000*1000000)-(G2*1000000)),0)" table:style-name="ce1">
            <text:p>1691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axListWithChildrenAndParents_leftJoinFetch (cartesian product)</text:p>
          </table:table-cell>
          <table:table-cell office:value-type="float" office:value="17801054575" table:formula="msoxl:=SUMIF('100'!$B$4:$B$350,A3,'100'!$H$4:$H$350)" table:style-name="ce1">
            <text:p>17801054575</text:p>
          </table:table-cell>
          <table:table-cell office:value-type="float" office:value="100" table:formula="msoxl:=COUNTIF('100'!$B$4:$B$350,A3)" table:style-name="ce1">
            <text:p>100</text:p>
          </table:table-cell>
          <table:table-cell office:value-type="float" office:value="178010545.75" table:formula="msoxl:=B3/C3" table:style-name="ce1">
            <text:p>178010545,8</text:p>
          </table:table-cell>
          <table:table-cell office:value-type="float" office:value="0" table:formula="msoxl:=ROUNDDOWN(D3/1000000/1000/60,0)" table:style-name="ce1">
            <text:p>0</text:p>
          </table:table-cell>
          <table:table-cell office:value-type="float" office:value="0" table:formula="msoxl:=ROUNDDOWN((D3-E3*60*1000*1000000)/1000000/1000,0)" table:style-name="ce1">
            <text:p>0</text:p>
          </table:table-cell>
          <table:table-cell office:value-type="float" office:value="178" table:formula="msoxl:=ROUNDDOWN((D3-(E3*60*1000*1000000)-(F3*1000*1000000))/1000000,0)" table:style-name="ce1">
            <text:p>178</text:p>
          </table:table-cell>
          <table:table-cell office:value-type="float" office:value="10545" table:formula="msoxl:=ROUNDDOWN((D3-(E3*60*1000*1000000)-(F3*1000*1000000)-(G3*1000000)),0)" table:style-name="ce1">
            <text:p>105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taxListWithChildrenAndParents_HibernateInitialize (select + 1)</text:p>
          </table:table-cell>
          <table:table-cell office:value-type="float" office:value="35087365060" table:formula="msoxl:=SUMIF('100'!$B$4:$B$350,A4,'100'!$H$4:$H$350)" table:style-name="ce1">
            <text:p>35087365060</text:p>
          </table:table-cell>
          <table:table-cell office:value-type="float" office:value="100" table:formula="msoxl:=COUNTIF('100'!$B$4:$B$350,A4)" table:style-name="ce1">
            <text:p>100</text:p>
          </table:table-cell>
          <table:table-cell office:value-type="float" office:value="350873650.60000002" table:formula="msoxl:=B4/C4" table:style-name="ce1">
            <text:p>350873650,6</text:p>
          </table:table-cell>
          <table:table-cell office:value-type="float" office:value="0" table:formula="msoxl:=ROUNDDOWN(D4/1000000/1000/60,0)" table:style-name="ce1">
            <text:p>0</text:p>
          </table:table-cell>
          <table:table-cell office:value-type="float" office:value="0" table:formula="msoxl:=ROUNDDOWN((D4-E4*60*1000*1000000)/1000000/1000,0)" table:style-name="ce1">
            <text:p>0</text:p>
          </table:table-cell>
          <table:table-cell office:value-type="float" office:value="350" table:formula="msoxl:=ROUNDDOWN((D4-(E4*60*1000*1000000)-(F4*1000*1000000))/1000000,0)" table:style-name="ce1">
            <text:p>350</text:p>
          </table:table-cell>
          <table:table-cell office:value-type="float" office:value="873650" table:formula="msoxl:=ROUNDDOWN((D4-(E4*60*1000*1000000)-(F4*1000*1000000)-(G4*1000000)),0)" table:style-name="ce1">
            <text:p>8736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67305330322" table:formula="msoxl:=SUM(B2:B4)" table:style-name="ce1">
            <text:p>67305330322</text:p>
          </table:table-cell>
          <table:table-cell table:number-columns-repeated="2" table:style-name="ce1"/>
          <table:table-cell office:value-type="float" office:value="1" table:formula="msoxl:=ROUNDDOWN(B5/1000000/1000/60,0)" table:style-name="ce1">
            <text:p>1</text:p>
          </table:table-cell>
          <table:table-cell office:value-type="float" office:value="7" table:formula="msoxl:=ROUNDDOWN((B5-E5*60*1000*1000000)/1000000/1000,0)" table:style-name="ce1">
            <text:p>7</text:p>
          </table:table-cell>
          <table:table-cell office:value-type="float" office:value="305" table:formula="msoxl:=ROUNDDOWN((B5-(E5*60*1000*1000000)-(F5*1000*1000000))/1000000,0)" table:style-name="ce1">
            <text:p>305</text:p>
          </table:table-cell>
          <table:table-cell office:value-type="float" office:value="330322" table:formula="msoxl:=ROUNDDOWN((B5-(E5*60*1000*1000000)-(F5*1000*1000000)-(G5*1000000)),0)" table:style-name="ce1">
            <text:p>3303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67305330322" table:formula="msoxl:=SUM('100'!H1:H350)" table:style-name="ce1">
            <text:p>67305330322</text:p>
          </table:table-cell>
          <table:table-cell table:number-columns-repeated="2" table:style-name="ce1"/>
          <table:table-cell office:value-type="float" office:value="1" table:formula="msoxl:=ROUNDDOWN(B6/1000000/1000/60,0)" table:style-name="ce1">
            <text:p>1</text:p>
          </table:table-cell>
          <table:table-cell office:value-type="float" office:value="7" table:formula="msoxl:=ROUNDDOWN((B6-E6*60*1000*1000000)/1000000/1000,0)" table:style-name="ce1">
            <text:p>7</text:p>
          </table:table-cell>
          <table:table-cell office:value-type="float" office:value="305" table:formula="msoxl:=ROUNDDOWN((B6-(E6*60*1000*1000000)-(F6*1000*1000000))/1000000,0)" table:style-name="ce1">
            <text:p>305</text:p>
          </table:table-cell>
          <table:table-cell office:value-type="float" office:value="330322" table:formula="msoxl:=ROUNDDOWN((B6-(E6*60*1000*1000000)-(F6*1000*1000000)-(G6*1000000)),0)" table:style-name="ce1">
            <text:p>330322</text:p>
          </table:table-cell>
          <table:table-cell table:number-columns-repeated="16376"/>
        </table:table-row>
        <table:table-row table:number-rows-repeated="1048570" table:style-name="ro1">
          <table:table-cell table:number-columns-repeated="16384"/>
        </table:table-row>
      </table:table>
      <table:table table:name="100" table:style-name="ta1">
        <table:table-column table:style-name="co7" table:default-cell-style-name="ce1"/>
        <table:table-column table:style-name="co1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8" table:number-columns-repeated="16373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&gt;&gt;&gt;&gt;0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2:885.481594</text:p>
          </table:table-cell>
          <table:table-cell office:value-type="string" table:style-name="ce1">
            <text:p>nanoTime</text:p>
          </table:table-cell>
          <table:table-cell office:value-type="float" office:value="2885481594" table:style-name="ce1">
            <text:p>28854815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0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11.242007</text:p>
          </table:table-cell>
          <table:table-cell office:value-type="string" table:style-name="ce1">
            <text:p>nanoTime</text:p>
          </table:table-cell>
          <table:table-cell office:value-type="float" office:value="211242007" table:style-name="ce1">
            <text:p>2112420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0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345.562121</text:p>
          </table:table-cell>
          <table:table-cell office:value-type="string" table:style-name="ce1">
            <text:p>nanoTime</text:p>
          </table:table-cell>
          <table:table-cell office:value-type="float" office:value="345562121" table:style-name="ce1">
            <text:p>3455621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1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13.335352</text:p>
          </table:table-cell>
          <table:table-cell office:value-type="string" table:style-name="ce1">
            <text:p>nanoTime</text:p>
          </table:table-cell>
          <table:table-cell office:value-type="float" office:value="113335352" table:style-name="ce1">
            <text:p>1133353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1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72.419053</text:p>
          </table:table-cell>
          <table:table-cell office:value-type="string" table:style-name="ce1">
            <text:p>nanoTime</text:p>
          </table:table-cell>
          <table:table-cell office:value-type="float" office:value="172419053" table:style-name="ce1">
            <text:p>17241905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1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81.646368</text:p>
          </table:table-cell>
          <table:table-cell office:value-type="string" table:style-name="ce1">
            <text:p>nanoTime</text:p>
          </table:table-cell>
          <table:table-cell office:value-type="float" office:value="281646368" table:style-name="ce1">
            <text:p>2816463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2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88.961435</text:p>
          </table:table-cell>
          <table:table-cell office:value-type="string" table:style-name="ce1">
            <text:p>nanoTime</text:p>
          </table:table-cell>
          <table:table-cell office:value-type="float" office:value="88961435" table:style-name="ce1">
            <text:p>889614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2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61.469731</text:p>
          </table:table-cell>
          <table:table-cell office:value-type="string" table:style-name="ce1">
            <text:p>nanoTime</text:p>
          </table:table-cell>
          <table:table-cell office:value-type="float" office:value="161469731" table:style-name="ce1">
            <text:p>1614697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2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67.656371</text:p>
          </table:table-cell>
          <table:table-cell office:value-type="string" table:style-name="ce1">
            <text:p>nanoTime</text:p>
          </table:table-cell>
          <table:table-cell office:value-type="float" office:value="267656371" table:style-name="ce1">
            <text:p>2676563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3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04.24859</text:p>
          </table:table-cell>
          <table:table-cell office:value-type="string" table:style-name="ce1">
            <text:p>nanoTime</text:p>
          </table:table-cell>
          <table:table-cell office:value-type="float" office:value="104024859" table:style-name="ce1">
            <text:p>1040248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3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29.196498</text:p>
          </table:table-cell>
          <table:table-cell office:value-type="string" table:style-name="ce1">
            <text:p>nanoTime</text:p>
          </table:table-cell>
          <table:table-cell office:value-type="float" office:value="129196498" table:style-name="ce1">
            <text:p>1291964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3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69.702925</text:p>
          </table:table-cell>
          <table:table-cell office:value-type="string" table:style-name="ce1">
            <text:p>nanoTime</text:p>
          </table:table-cell>
          <table:table-cell office:value-type="float" office:value="269702925" table:style-name="ce1">
            <text:p>2697029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4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9.60320</text:p>
          </table:table-cell>
          <table:table-cell office:value-type="string" table:style-name="ce1">
            <text:p>nanoTime</text:p>
          </table:table-cell>
          <table:table-cell office:value-type="float" office:value="99060320" table:style-name="ce1">
            <text:p>990603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4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32.655627</text:p>
          </table:table-cell>
          <table:table-cell office:value-type="string" table:style-name="ce1">
            <text:p>nanoTime</text:p>
          </table:table-cell>
          <table:table-cell office:value-type="float" office:value="132655627" table:style-name="ce1">
            <text:p>1326556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4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627.532244</text:p>
          </table:table-cell>
          <table:table-cell office:value-type="string" table:style-name="ce1">
            <text:p>nanoTime</text:p>
          </table:table-cell>
          <table:table-cell office:value-type="float" office:value="627532244" table:style-name="ce1">
            <text:p>6275322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5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2.944449</text:p>
          </table:table-cell>
          <table:table-cell office:value-type="string" table:style-name="ce1">
            <text:p>nanoTime</text:p>
          </table:table-cell>
          <table:table-cell office:value-type="float" office:value="92944449" table:style-name="ce1">
            <text:p>929444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5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41.412846</text:p>
          </table:table-cell>
          <table:table-cell office:value-type="string" table:style-name="ce1">
            <text:p>nanoTime</text:p>
          </table:table-cell>
          <table:table-cell office:value-type="float" office:value="141412846" table:style-name="ce1">
            <text:p>1414128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5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77.291084</text:p>
          </table:table-cell>
          <table:table-cell office:value-type="string" table:style-name="ce1">
            <text:p>nanoTime</text:p>
          </table:table-cell>
          <table:table-cell office:value-type="float" office:value="277291084" table:style-name="ce1">
            <text:p>2772910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6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6.92420</text:p>
          </table:table-cell>
          <table:table-cell office:value-type="string" table:style-name="ce1">
            <text:p>nanoTime</text:p>
          </table:table-cell>
          <table:table-cell office:value-type="float" office:value="96092420" table:style-name="ce1">
            <text:p>960924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6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38.385233</text:p>
          </table:table-cell>
          <table:table-cell office:value-type="string" table:style-name="ce1">
            <text:p>nanoTime</text:p>
          </table:table-cell>
          <table:table-cell office:value-type="float" office:value="138385233" table:style-name="ce1">
            <text:p>1383852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6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50.892539</text:p>
          </table:table-cell>
          <table:table-cell office:value-type="string" table:style-name="ce1">
            <text:p>nanoTime</text:p>
          </table:table-cell>
          <table:table-cell office:value-type="float" office:value="250892539" table:style-name="ce1">
            <text:p>2508925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7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9.670508</text:p>
          </table:table-cell>
          <table:table-cell office:value-type="string" table:style-name="ce1">
            <text:p>nanoTime</text:p>
          </table:table-cell>
          <table:table-cell office:value-type="float" office:value="99670508" table:style-name="ce1">
            <text:p>996705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7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33.501399</text:p>
          </table:table-cell>
          <table:table-cell office:value-type="string" table:style-name="ce1">
            <text:p>nanoTime</text:p>
          </table:table-cell>
          <table:table-cell office:value-type="float" office:value="133501399" table:style-name="ce1">
            <text:p>1335013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7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77.566322</text:p>
          </table:table-cell>
          <table:table-cell office:value-type="string" table:style-name="ce1">
            <text:p>nanoTime</text:p>
          </table:table-cell>
          <table:table-cell office:value-type="float" office:value="277566322" table:style-name="ce1">
            <text:p>2775663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8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64.158662</text:p>
          </table:table-cell>
          <table:table-cell office:value-type="string" table:style-name="ce1">
            <text:p>nanoTime</text:p>
          </table:table-cell>
          <table:table-cell office:value-type="float" office:value="164158662" table:style-name="ce1">
            <text:p>1641586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8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29.810417</text:p>
          </table:table-cell>
          <table:table-cell office:value-type="string" table:style-name="ce1">
            <text:p>nanoTime</text:p>
          </table:table-cell>
          <table:table-cell office:value-type="float" office:value="129810417" table:style-name="ce1">
            <text:p>1298104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8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56.613281</text:p>
          </table:table-cell>
          <table:table-cell office:value-type="string" table:style-name="ce1">
            <text:p>nanoTime</text:p>
          </table:table-cell>
          <table:table-cell office:value-type="float" office:value="256613281" table:style-name="ce1">
            <text:p>25661328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9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3.556503</text:p>
          </table:table-cell>
          <table:table-cell office:value-type="string" table:style-name="ce1">
            <text:p>nanoTime</text:p>
          </table:table-cell>
          <table:table-cell office:value-type="float" office:value="93556503" table:style-name="ce1">
            <text:p>935565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9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330.168879</text:p>
          </table:table-cell>
          <table:table-cell office:value-type="string" table:style-name="ce1">
            <text:p>nanoTime</text:p>
          </table:table-cell>
          <table:table-cell office:value-type="float" office:value="330168879" table:style-name="ce1">
            <text:p>3301688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9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65.467999</text:p>
          </table:table-cell>
          <table:table-cell office:value-type="string" table:style-name="ce1">
            <text:p>nanoTime</text:p>
          </table:table-cell>
          <table:table-cell office:value-type="float" office:value="265467999" table:style-name="ce1">
            <text:p>2654679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10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89.207283</text:p>
          </table:table-cell>
          <table:table-cell office:value-type="string" table:style-name="ce1">
            <text:p>nanoTime</text:p>
          </table:table-cell>
          <table:table-cell office:value-type="float" office:value="89207283" table:style-name="ce1">
            <text:p>892072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10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22.16063</text:p>
          </table:table-cell>
          <table:table-cell office:value-type="string" table:style-name="ce1">
            <text:p>nanoTime</text:p>
          </table:table-cell>
          <table:table-cell office:value-type="float" office:value="122016063" table:style-name="ce1">
            <text:p>1220160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10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72.908276</text:p>
          </table:table-cell>
          <table:table-cell office:value-type="string" table:style-name="ce1">
            <text:p>nanoTime</text:p>
          </table:table-cell>
          <table:table-cell office:value-type="float" office:value="272908276" table:style-name="ce1">
            <text:p>2729082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11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77.531614</text:p>
          </table:table-cell>
          <table:table-cell office:value-type="string" table:style-name="ce1">
            <text:p>nanoTime</text:p>
          </table:table-cell>
          <table:table-cell office:value-type="float" office:value="77531614" table:style-name="ce1">
            <text:p>775316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11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33.506065</text:p>
          </table:table-cell>
          <table:table-cell office:value-type="string" table:style-name="ce1">
            <text:p>nanoTime</text:p>
          </table:table-cell>
          <table:table-cell office:value-type="float" office:value="133506065" table:style-name="ce1">
            <text:p>1335060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11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309.46498</text:p>
          </table:table-cell>
          <table:table-cell office:value-type="string" table:style-name="ce1">
            <text:p>nanoTime</text:p>
          </table:table-cell>
          <table:table-cell office:value-type="float" office:value="309046498" table:style-name="ce1">
            <text:p>3090464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12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8.29346</text:p>
          </table:table-cell>
          <table:table-cell office:value-type="string" table:style-name="ce1">
            <text:p>nanoTime</text:p>
          </table:table-cell>
          <table:table-cell office:value-type="float" office:value="98029346" table:style-name="ce1">
            <text:p>980293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12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375.621792</text:p>
          </table:table-cell>
          <table:table-cell office:value-type="string" table:style-name="ce1">
            <text:p>nanoTime</text:p>
          </table:table-cell>
          <table:table-cell office:value-type="float" office:value="375621792" table:style-name="ce1">
            <text:p>3756217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12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316.746618</text:p>
          </table:table-cell>
          <table:table-cell office:value-type="string" table:style-name="ce1">
            <text:p>nanoTime</text:p>
          </table:table-cell>
          <table:table-cell office:value-type="float" office:value="316746618" table:style-name="ce1">
            <text:p>3167466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13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1.987183</text:p>
          </table:table-cell>
          <table:table-cell office:value-type="string" table:style-name="ce1">
            <text:p>nanoTime</text:p>
          </table:table-cell>
          <table:table-cell office:value-type="float" office:value="91987183" table:style-name="ce1">
            <text:p>919871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13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43.38613</text:p>
          </table:table-cell>
          <table:table-cell office:value-type="string" table:style-name="ce1">
            <text:p>nanoTime</text:p>
          </table:table-cell>
          <table:table-cell office:value-type="float" office:value="143038613" table:style-name="ce1">
            <text:p>1430386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13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71.192474</text:p>
          </table:table-cell>
          <table:table-cell office:value-type="string" table:style-name="ce1">
            <text:p>nanoTime</text:p>
          </table:table-cell>
          <table:table-cell office:value-type="float" office:value="271192474" table:style-name="ce1">
            <text:p>2711924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14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5.62845</text:p>
          </table:table-cell>
          <table:table-cell office:value-type="string" table:style-name="ce1">
            <text:p>nanoTime</text:p>
          </table:table-cell>
          <table:table-cell office:value-type="float" office:value="95062845" table:style-name="ce1">
            <text:p>950628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14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313.691015</text:p>
          </table:table-cell>
          <table:table-cell office:value-type="string" table:style-name="ce1">
            <text:p>nanoTime</text:p>
          </table:table-cell>
          <table:table-cell office:value-type="float" office:value="313691015" table:style-name="ce1">
            <text:p>3136910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14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62.104970</text:p>
          </table:table-cell>
          <table:table-cell office:value-type="string" table:style-name="ce1">
            <text:p>nanoTime</text:p>
          </table:table-cell>
          <table:table-cell office:value-type="float" office:value="262104970" table:style-name="ce1">
            <text:p>26210497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15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79.133123</text:p>
          </table:table-cell>
          <table:table-cell office:value-type="string" table:style-name="ce1">
            <text:p>nanoTime</text:p>
          </table:table-cell>
          <table:table-cell office:value-type="float" office:value="79133123" table:style-name="ce1">
            <text:p>791331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15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55.773247</text:p>
          </table:table-cell>
          <table:table-cell office:value-type="string" table:style-name="ce1">
            <text:p>nanoTime</text:p>
          </table:table-cell>
          <table:table-cell office:value-type="float" office:value="155773247" table:style-name="ce1">
            <text:p>1557732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15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34.118445</text:p>
          </table:table-cell>
          <table:table-cell office:value-type="string" table:style-name="ce1">
            <text:p>nanoTime</text:p>
          </table:table-cell>
          <table:table-cell office:value-type="float" office:value="234118445" table:style-name="ce1">
            <text:p>2341184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16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74.808628</text:p>
          </table:table-cell>
          <table:table-cell office:value-type="string" table:style-name="ce1">
            <text:p>nanoTime</text:p>
          </table:table-cell>
          <table:table-cell office:value-type="float" office:value="74808628" table:style-name="ce1">
            <text:p>748086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16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13.345615</text:p>
          </table:table-cell>
          <table:table-cell office:value-type="string" table:style-name="ce1">
            <text:p>nanoTime</text:p>
          </table:table-cell>
          <table:table-cell office:value-type="float" office:value="113345615" table:style-name="ce1">
            <text:p>1133456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16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11.46542</text:p>
          </table:table-cell>
          <table:table-cell office:value-type="string" table:style-name="ce1">
            <text:p>nanoTime</text:p>
          </table:table-cell>
          <table:table-cell office:value-type="float" office:value="211046542" table:style-name="ce1">
            <text:p>2110465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17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79.452679</text:p>
          </table:table-cell>
          <table:table-cell office:value-type="string" table:style-name="ce1">
            <text:p>nanoTime</text:p>
          </table:table-cell>
          <table:table-cell office:value-type="float" office:value="79452679" table:style-name="ce1">
            <text:p>794526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17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09.509550</text:p>
          </table:table-cell>
          <table:table-cell office:value-type="string" table:style-name="ce1">
            <text:p>nanoTime</text:p>
          </table:table-cell>
          <table:table-cell office:value-type="float" office:value="109509550" table:style-name="ce1">
            <text:p>1095095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17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71.123431</text:p>
          </table:table-cell>
          <table:table-cell office:value-type="string" table:style-name="ce1">
            <text:p>nanoTime</text:p>
          </table:table-cell>
          <table:table-cell office:value-type="float" office:value="271123431" table:style-name="ce1">
            <text:p>2711234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18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80.357231</text:p>
          </table:table-cell>
          <table:table-cell office:value-type="string" table:style-name="ce1">
            <text:p>nanoTime</text:p>
          </table:table-cell>
          <table:table-cell office:value-type="float" office:value="80357231" table:style-name="ce1">
            <text:p>803572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18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15.112266</text:p>
          </table:table-cell>
          <table:table-cell office:value-type="string" table:style-name="ce1">
            <text:p>nanoTime</text:p>
          </table:table-cell>
          <table:table-cell office:value-type="float" office:value="115112266" table:style-name="ce1">
            <text:p>1151122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18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42.634013</text:p>
          </table:table-cell>
          <table:table-cell office:value-type="string" table:style-name="ce1">
            <text:p>nanoTime</text:p>
          </table:table-cell>
          <table:table-cell office:value-type="float" office:value="242634013" table:style-name="ce1">
            <text:p>2426340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19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1:14.826439</text:p>
          </table:table-cell>
          <table:table-cell office:value-type="string" table:style-name="ce1">
            <text:p>nanoTime</text:p>
          </table:table-cell>
          <table:table-cell office:value-type="float" office:value="1014826439" table:style-name="ce1">
            <text:p>10148264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19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34.780087</text:p>
          </table:table-cell>
          <table:table-cell office:value-type="string" table:style-name="ce1">
            <text:p>nanoTime</text:p>
          </table:table-cell>
          <table:table-cell office:value-type="float" office:value="134780087" table:style-name="ce1">
            <text:p>13478008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19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74.674462</text:p>
          </table:table-cell>
          <table:table-cell office:value-type="string" table:style-name="ce1">
            <text:p>nanoTime</text:p>
          </table:table-cell>
          <table:table-cell office:value-type="float" office:value="274674462" table:style-name="ce1">
            <text:p>2746744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20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6.476820</text:p>
          </table:table-cell>
          <table:table-cell office:value-type="string" table:style-name="ce1">
            <text:p>nanoTime</text:p>
          </table:table-cell>
          <table:table-cell office:value-type="float" office:value="96476820" table:style-name="ce1">
            <text:p>964768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20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34.904178</text:p>
          </table:table-cell>
          <table:table-cell office:value-type="string" table:style-name="ce1">
            <text:p>nanoTime</text:p>
          </table:table-cell>
          <table:table-cell office:value-type="float" office:value="134904178" table:style-name="ce1">
            <text:p>1349041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20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56.152375</text:p>
          </table:table-cell>
          <table:table-cell office:value-type="string" table:style-name="ce1">
            <text:p>nanoTime</text:p>
          </table:table-cell>
          <table:table-cell office:value-type="float" office:value="256152375" table:style-name="ce1">
            <text:p>25615237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21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7.325391</text:p>
          </table:table-cell>
          <table:table-cell office:value-type="string" table:style-name="ce1">
            <text:p>nanoTime</text:p>
          </table:table-cell>
          <table:table-cell office:value-type="float" office:value="97325391" table:style-name="ce1">
            <text:p>973253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21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37.608969</text:p>
          </table:table-cell>
          <table:table-cell office:value-type="string" table:style-name="ce1">
            <text:p>nanoTime</text:p>
          </table:table-cell>
          <table:table-cell office:value-type="float" office:value="137608969" table:style-name="ce1">
            <text:p>1376089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21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33.640744</text:p>
          </table:table-cell>
          <table:table-cell office:value-type="string" table:style-name="ce1">
            <text:p>nanoTime</text:p>
          </table:table-cell>
          <table:table-cell office:value-type="float" office:value="233640744" table:style-name="ce1">
            <text:p>2336407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22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86.887357</text:p>
          </table:table-cell>
          <table:table-cell office:value-type="string" table:style-name="ce1">
            <text:p>nanoTime</text:p>
          </table:table-cell>
          <table:table-cell office:value-type="float" office:value="86887357" table:style-name="ce1">
            <text:p>8688735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22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26.421730</text:p>
          </table:table-cell>
          <table:table-cell office:value-type="string" table:style-name="ce1">
            <text:p>nanoTime</text:p>
          </table:table-cell>
          <table:table-cell office:value-type="float" office:value="126421730" table:style-name="ce1">
            <text:p>12642173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22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63.678022</text:p>
          </table:table-cell>
          <table:table-cell office:value-type="string" table:style-name="ce1">
            <text:p>nanoTime</text:p>
          </table:table-cell>
          <table:table-cell office:value-type="float" office:value="263678022" table:style-name="ce1">
            <text:p>2636780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23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9.436790</text:p>
          </table:table-cell>
          <table:table-cell office:value-type="string" table:style-name="ce1">
            <text:p>nanoTime</text:p>
          </table:table-cell>
          <table:table-cell office:value-type="float" office:value="99436790" table:style-name="ce1">
            <text:p>9943679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23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35.224666</text:p>
          </table:table-cell>
          <table:table-cell office:value-type="string" table:style-name="ce1">
            <text:p>nanoTime</text:p>
          </table:table-cell>
          <table:table-cell office:value-type="float" office:value="135224666" table:style-name="ce1">
            <text:p>1352246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23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679.104294</text:p>
          </table:table-cell>
          <table:table-cell office:value-type="string" table:style-name="ce1">
            <text:p>nanoTime</text:p>
          </table:table-cell>
          <table:table-cell office:value-type="float" office:value="679104294" table:style-name="ce1">
            <text:p>6791042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24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9.421861</text:p>
          </table:table-cell>
          <table:table-cell office:value-type="string" table:style-name="ce1">
            <text:p>nanoTime</text:p>
          </table:table-cell>
          <table:table-cell office:value-type="float" office:value="99421861" table:style-name="ce1">
            <text:p>994218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24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36.606919</text:p>
          </table:table-cell>
          <table:table-cell office:value-type="string" table:style-name="ce1">
            <text:p>nanoTime</text:p>
          </table:table-cell>
          <table:table-cell office:value-type="float" office:value="136606919" table:style-name="ce1">
            <text:p>1366069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24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76.16594</text:p>
          </table:table-cell>
          <table:table-cell office:value-type="string" table:style-name="ce1">
            <text:p>nanoTime</text:p>
          </table:table-cell>
          <table:table-cell office:value-type="float" office:value="276016594" table:style-name="ce1">
            <text:p>2760165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25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84.886521</text:p>
          </table:table-cell>
          <table:table-cell office:value-type="string" table:style-name="ce1">
            <text:p>nanoTime</text:p>
          </table:table-cell>
          <table:table-cell office:value-type="float" office:value="84886521" table:style-name="ce1">
            <text:p>848865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25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29.957693</text:p>
          </table:table-cell>
          <table:table-cell office:value-type="string" table:style-name="ce1">
            <text:p>nanoTime</text:p>
          </table:table-cell>
          <table:table-cell office:value-type="float" office:value="229957693" table:style-name="ce1">
            <text:p>22995769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25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305.798229</text:p>
          </table:table-cell>
          <table:table-cell office:value-type="string" table:style-name="ce1">
            <text:p>nanoTime</text:p>
          </table:table-cell>
          <table:table-cell office:value-type="float" office:value="305798229" table:style-name="ce1">
            <text:p>3057982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26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85.464519</text:p>
          </table:table-cell>
          <table:table-cell office:value-type="string" table:style-name="ce1">
            <text:p>nanoTime</text:p>
          </table:table-cell>
          <table:table-cell office:value-type="float" office:value="85464519" table:style-name="ce1">
            <text:p>854645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26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34.882252</text:p>
          </table:table-cell>
          <table:table-cell office:value-type="string" table:style-name="ce1">
            <text:p>nanoTime</text:p>
          </table:table-cell>
          <table:table-cell office:value-type="float" office:value="134882252" table:style-name="ce1">
            <text:p>1348822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26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46.471012</text:p>
          </table:table-cell>
          <table:table-cell office:value-type="string" table:style-name="ce1">
            <text:p>nanoTime</text:p>
          </table:table-cell>
          <table:table-cell office:value-type="float" office:value="246471012" table:style-name="ce1">
            <text:p>2464710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27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80.842861</text:p>
          </table:table-cell>
          <table:table-cell office:value-type="string" table:style-name="ce1">
            <text:p>nanoTime</text:p>
          </table:table-cell>
          <table:table-cell office:value-type="float" office:value="80842861" table:style-name="ce1">
            <text:p>808428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27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32.494683</text:p>
          </table:table-cell>
          <table:table-cell office:value-type="string" table:style-name="ce1">
            <text:p>nanoTime</text:p>
          </table:table-cell>
          <table:table-cell office:value-type="float" office:value="132494683" table:style-name="ce1">
            <text:p>1324946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27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72.565395</text:p>
          </table:table-cell>
          <table:table-cell office:value-type="string" table:style-name="ce1">
            <text:p>nanoTime</text:p>
          </table:table-cell>
          <table:table-cell office:value-type="float" office:value="272565395" table:style-name="ce1">
            <text:p>2725653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28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6.656891</text:p>
          </table:table-cell>
          <table:table-cell office:value-type="string" table:style-name="ce1">
            <text:p>nanoTime</text:p>
          </table:table-cell>
          <table:table-cell office:value-type="float" office:value="96656891" table:style-name="ce1">
            <text:p>966568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28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72.104163</text:p>
          </table:table-cell>
          <table:table-cell office:value-type="string" table:style-name="ce1">
            <text:p>nanoTime</text:p>
          </table:table-cell>
          <table:table-cell office:value-type="float" office:value="172104163" table:style-name="ce1">
            <text:p>17210416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28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2:142.604297</text:p>
          </table:table-cell>
          <table:table-cell office:value-type="string" table:style-name="ce1">
            <text:p>nanoTime</text:p>
          </table:table-cell>
          <table:table-cell office:value-type="float" office:value="2142604297" table:style-name="ce1">
            <text:p>21426042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29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15.222362</text:p>
          </table:table-cell>
          <table:table-cell office:value-type="string" table:style-name="ce1">
            <text:p>nanoTime</text:p>
          </table:table-cell>
          <table:table-cell office:value-type="float" office:value="115222362" table:style-name="ce1">
            <text:p>1152223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29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49.288232</text:p>
          </table:table-cell>
          <table:table-cell office:value-type="string" table:style-name="ce1">
            <text:p>nanoTime</text:p>
          </table:table-cell>
          <table:table-cell office:value-type="float" office:value="249288232" table:style-name="ce1">
            <text:p>2492882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29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79.654861</text:p>
          </table:table-cell>
          <table:table-cell office:value-type="string" table:style-name="ce1">
            <text:p>nanoTime</text:p>
          </table:table-cell>
          <table:table-cell office:value-type="float" office:value="279654861" table:style-name="ce1">
            <text:p>2796548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30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86.550074</text:p>
          </table:table-cell>
          <table:table-cell office:value-type="string" table:style-name="ce1">
            <text:p>nanoTime</text:p>
          </table:table-cell>
          <table:table-cell office:value-type="float" office:value="86550074" table:style-name="ce1">
            <text:p>865500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30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37.161126</text:p>
          </table:table-cell>
          <table:table-cell office:value-type="string" table:style-name="ce1">
            <text:p>nanoTime</text:p>
          </table:table-cell>
          <table:table-cell office:value-type="float" office:value="137161126" table:style-name="ce1">
            <text:p>1371611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30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64.864810</text:p>
          </table:table-cell>
          <table:table-cell office:value-type="string" table:style-name="ce1">
            <text:p>nanoTime</text:p>
          </table:table-cell>
          <table:table-cell office:value-type="float" office:value="264864810" table:style-name="ce1">
            <text:p>2648648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31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83.896599</text:p>
          </table:table-cell>
          <table:table-cell office:value-type="string" table:style-name="ce1">
            <text:p>nanoTime</text:p>
          </table:table-cell>
          <table:table-cell office:value-type="float" office:value="83896599" table:style-name="ce1">
            <text:p>838965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31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66.22813</text:p>
          </table:table-cell>
          <table:table-cell office:value-type="string" table:style-name="ce1">
            <text:p>nanoTime</text:p>
          </table:table-cell>
          <table:table-cell office:value-type="float" office:value="166022813" table:style-name="ce1">
            <text:p>1660228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31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47.933036</text:p>
          </table:table-cell>
          <table:table-cell office:value-type="string" table:style-name="ce1">
            <text:p>nanoTime</text:p>
          </table:table-cell>
          <table:table-cell office:value-type="float" office:value="247933036" table:style-name="ce1">
            <text:p>2479330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32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0.498568</text:p>
          </table:table-cell>
          <table:table-cell office:value-type="string" table:style-name="ce1">
            <text:p>nanoTime</text:p>
          </table:table-cell>
          <table:table-cell office:value-type="float" office:value="90498568" table:style-name="ce1">
            <text:p>904985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32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30.412674</text:p>
          </table:table-cell>
          <table:table-cell office:value-type="string" table:style-name="ce1">
            <text:p>nanoTime</text:p>
          </table:table-cell>
          <table:table-cell office:value-type="float" office:value="130412674" table:style-name="ce1">
            <text:p>1304126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32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35.983062</text:p>
          </table:table-cell>
          <table:table-cell office:value-type="string" table:style-name="ce1">
            <text:p>nanoTime</text:p>
          </table:table-cell>
          <table:table-cell office:value-type="float" office:value="235983062" table:style-name="ce1">
            <text:p>2359830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33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82.787718</text:p>
          </table:table-cell>
          <table:table-cell office:value-type="string" table:style-name="ce1">
            <text:p>nanoTime</text:p>
          </table:table-cell>
          <table:table-cell office:value-type="float" office:value="82787718" table:style-name="ce1">
            <text:p>827877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33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10.561983</text:p>
          </table:table-cell>
          <table:table-cell office:value-type="string" table:style-name="ce1">
            <text:p>nanoTime</text:p>
          </table:table-cell>
          <table:table-cell office:value-type="float" office:value="110561983" table:style-name="ce1">
            <text:p>11056198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33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490.722396</text:p>
          </table:table-cell>
          <table:table-cell office:value-type="string" table:style-name="ce1">
            <text:p>nanoTime</text:p>
          </table:table-cell>
          <table:table-cell office:value-type="float" office:value="490722396" table:style-name="ce1">
            <text:p>49072239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34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03.862515</text:p>
          </table:table-cell>
          <table:table-cell office:value-type="string" table:style-name="ce1">
            <text:p>nanoTime</text:p>
          </table:table-cell>
          <table:table-cell office:value-type="float" office:value="103862515" table:style-name="ce1">
            <text:p>1038625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34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24.440020</text:p>
          </table:table-cell>
          <table:table-cell office:value-type="string" table:style-name="ce1">
            <text:p>nanoTime</text:p>
          </table:table-cell>
          <table:table-cell office:value-type="float" office:value="124440020" table:style-name="ce1">
            <text:p>1244400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34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63.618777</text:p>
          </table:table-cell>
          <table:table-cell office:value-type="string" table:style-name="ce1">
            <text:p>nanoTime</text:p>
          </table:table-cell>
          <table:table-cell office:value-type="float" office:value="263618777" table:style-name="ce1">
            <text:p>2636187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35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14.755391</text:p>
          </table:table-cell>
          <table:table-cell office:value-type="string" table:style-name="ce1">
            <text:p>nanoTime</text:p>
          </table:table-cell>
          <table:table-cell office:value-type="float" office:value="114755391" table:style-name="ce1">
            <text:p>1147553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35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21.853720</text:p>
          </table:table-cell>
          <table:table-cell office:value-type="string" table:style-name="ce1">
            <text:p>nanoTime</text:p>
          </table:table-cell>
          <table:table-cell office:value-type="float" office:value="121853720" table:style-name="ce1">
            <text:p>1218537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35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58.525949</text:p>
          </table:table-cell>
          <table:table-cell office:value-type="string" table:style-name="ce1">
            <text:p>nanoTime</text:p>
          </table:table-cell>
          <table:table-cell office:value-type="float" office:value="258525949" table:style-name="ce1">
            <text:p>2585259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36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86.676964</text:p>
          </table:table-cell>
          <table:table-cell office:value-type="string" table:style-name="ce1">
            <text:p>nanoTime</text:p>
          </table:table-cell>
          <table:table-cell office:value-type="float" office:value="86676964" table:style-name="ce1">
            <text:p>866769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36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30.117844</text:p>
          </table:table-cell>
          <table:table-cell office:value-type="string" table:style-name="ce1">
            <text:p>nanoTime</text:p>
          </table:table-cell>
          <table:table-cell office:value-type="float" office:value="130117844" table:style-name="ce1">
            <text:p>1301178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36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40.851501</text:p>
          </table:table-cell>
          <table:table-cell office:value-type="string" table:style-name="ce1">
            <text:p>nanoTime</text:p>
          </table:table-cell>
          <table:table-cell office:value-type="float" office:value="240851501" table:style-name="ce1">
            <text:p>2408515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37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85.166423</text:p>
          </table:table-cell>
          <table:table-cell office:value-type="string" table:style-name="ce1">
            <text:p>nanoTime</text:p>
          </table:table-cell>
          <table:table-cell office:value-type="float" office:value="85166423" table:style-name="ce1">
            <text:p>851664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37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33.288673</text:p>
          </table:table-cell>
          <table:table-cell office:value-type="string" table:style-name="ce1">
            <text:p>nanoTime</text:p>
          </table:table-cell>
          <table:table-cell office:value-type="float" office:value="133288673" table:style-name="ce1">
            <text:p>13328867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37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64.752382</text:p>
          </table:table-cell>
          <table:table-cell office:value-type="string" table:style-name="ce1">
            <text:p>nanoTime</text:p>
          </table:table-cell>
          <table:table-cell office:value-type="float" office:value="264752382" table:style-name="ce1">
            <text:p>26475238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38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1.910209</text:p>
          </table:table-cell>
          <table:table-cell office:value-type="string" table:style-name="ce1">
            <text:p>nanoTime</text:p>
          </table:table-cell>
          <table:table-cell office:value-type="float" office:value="91910209" table:style-name="ce1">
            <text:p>919102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38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02.284145</text:p>
          </table:table-cell>
          <table:table-cell office:value-type="string" table:style-name="ce1">
            <text:p>nanoTime</text:p>
          </table:table-cell>
          <table:table-cell office:value-type="float" office:value="902284145" table:style-name="ce1">
            <text:p>9022841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38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77.740328</text:p>
          </table:table-cell>
          <table:table-cell office:value-type="string" table:style-name="ce1">
            <text:p>nanoTime</text:p>
          </table:table-cell>
          <table:table-cell office:value-type="float" office:value="277740328" table:style-name="ce1">
            <text:p>2777403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39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89.948092</text:p>
          </table:table-cell>
          <table:table-cell office:value-type="string" table:style-name="ce1">
            <text:p>nanoTime</text:p>
          </table:table-cell>
          <table:table-cell office:value-type="float" office:value="89948092" table:style-name="ce1">
            <text:p>899480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39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26.17738</text:p>
          </table:table-cell>
          <table:table-cell office:value-type="string" table:style-name="ce1">
            <text:p>nanoTime</text:p>
          </table:table-cell>
          <table:table-cell office:value-type="float" office:value="126017738" table:style-name="ce1">
            <text:p>1260177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39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84.95049</text:p>
          </table:table-cell>
          <table:table-cell office:value-type="string" table:style-name="ce1">
            <text:p>nanoTime</text:p>
          </table:table-cell>
          <table:table-cell office:value-type="float" office:value="284095049" table:style-name="ce1">
            <text:p>2840950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40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7.645413</text:p>
          </table:table-cell>
          <table:table-cell office:value-type="string" table:style-name="ce1">
            <text:p>nanoTime</text:p>
          </table:table-cell>
          <table:table-cell office:value-type="float" office:value="97645413" table:style-name="ce1">
            <text:p>976454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40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40.286704</text:p>
          </table:table-cell>
          <table:table-cell office:value-type="string" table:style-name="ce1">
            <text:p>nanoTime</text:p>
          </table:table-cell>
          <table:table-cell office:value-type="float" office:value="140286704" table:style-name="ce1">
            <text:p>1402867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40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48.980338</text:p>
          </table:table-cell>
          <table:table-cell office:value-type="string" table:style-name="ce1">
            <text:p>nanoTime</text:p>
          </table:table-cell>
          <table:table-cell office:value-type="float" office:value="248980338" table:style-name="ce1">
            <text:p>2489803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41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87.546994</text:p>
          </table:table-cell>
          <table:table-cell office:value-type="string" table:style-name="ce1">
            <text:p>nanoTime</text:p>
          </table:table-cell>
          <table:table-cell office:value-type="float" office:value="87546994" table:style-name="ce1">
            <text:p>8754699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41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68.496078</text:p>
          </table:table-cell>
          <table:table-cell office:value-type="string" table:style-name="ce1">
            <text:p>nanoTime</text:p>
          </table:table-cell>
          <table:table-cell office:value-type="float" office:value="268496078" table:style-name="ce1">
            <text:p>2684960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41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61.911371</text:p>
          </table:table-cell>
          <table:table-cell office:value-type="string" table:style-name="ce1">
            <text:p>nanoTime</text:p>
          </table:table-cell>
          <table:table-cell office:value-type="float" office:value="261911371" table:style-name="ce1">
            <text:p>2619113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42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1.761861</text:p>
          </table:table-cell>
          <table:table-cell office:value-type="string" table:style-name="ce1">
            <text:p>nanoTime</text:p>
          </table:table-cell>
          <table:table-cell office:value-type="float" office:value="91761861" table:style-name="ce1">
            <text:p>917618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42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37.251160</text:p>
          </table:table-cell>
          <table:table-cell office:value-type="string" table:style-name="ce1">
            <text:p>nanoTime</text:p>
          </table:table-cell>
          <table:table-cell office:value-type="float" office:value="137251160" table:style-name="ce1">
            <text:p>13725116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42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09.520606</text:p>
          </table:table-cell>
          <table:table-cell office:value-type="string" table:style-name="ce1">
            <text:p>nanoTime</text:p>
          </table:table-cell>
          <table:table-cell office:value-type="float" office:value="209520606" table:style-name="ce1">
            <text:p>2095206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43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89.422809</text:p>
          </table:table-cell>
          <table:table-cell office:value-type="string" table:style-name="ce1">
            <text:p>nanoTime</text:p>
          </table:table-cell>
          <table:table-cell office:value-type="float" office:value="89422809" table:style-name="ce1">
            <text:p>894228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43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417.933731</text:p>
          </table:table-cell>
          <table:table-cell office:value-type="string" table:style-name="ce1">
            <text:p>nanoTime</text:p>
          </table:table-cell>
          <table:table-cell office:value-type="float" office:value="417933731" table:style-name="ce1">
            <text:p>4179337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43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60.947573</text:p>
          </table:table-cell>
          <table:table-cell office:value-type="string" table:style-name="ce1">
            <text:p>nanoTime</text:p>
          </table:table-cell>
          <table:table-cell office:value-type="float" office:value="260947573" table:style-name="ce1">
            <text:p>26094757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44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4.150829</text:p>
          </table:table-cell>
          <table:table-cell office:value-type="string" table:style-name="ce1">
            <text:p>nanoTime</text:p>
          </table:table-cell>
          <table:table-cell office:value-type="float" office:value="94150829" table:style-name="ce1">
            <text:p>941508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44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29.954100</text:p>
          </table:table-cell>
          <table:table-cell office:value-type="string" table:style-name="ce1">
            <text:p>nanoTime</text:p>
          </table:table-cell>
          <table:table-cell office:value-type="float" office:value="129954100" table:style-name="ce1">
            <text:p>1299541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44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56.498988</text:p>
          </table:table-cell>
          <table:table-cell office:value-type="string" table:style-name="ce1">
            <text:p>nanoTime</text:p>
          </table:table-cell>
          <table:table-cell office:value-type="float" office:value="256498988" table:style-name="ce1">
            <text:p>25649898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45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1.565929</text:p>
          </table:table-cell>
          <table:table-cell office:value-type="string" table:style-name="ce1">
            <text:p>nanoTime</text:p>
          </table:table-cell>
          <table:table-cell office:value-type="float" office:value="91565929" table:style-name="ce1">
            <text:p>915659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45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31.536949</text:p>
          </table:table-cell>
          <table:table-cell office:value-type="string" table:style-name="ce1">
            <text:p>nanoTime</text:p>
          </table:table-cell>
          <table:table-cell office:value-type="float" office:value="131536949" table:style-name="ce1">
            <text:p>1315369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45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62.104503</text:p>
          </table:table-cell>
          <table:table-cell office:value-type="string" table:style-name="ce1">
            <text:p>nanoTime</text:p>
          </table:table-cell>
          <table:table-cell office:value-type="float" office:value="262104503" table:style-name="ce1">
            <text:p>2621045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46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0.770539</text:p>
          </table:table-cell>
          <table:table-cell office:value-type="string" table:style-name="ce1">
            <text:p>nanoTime</text:p>
          </table:table-cell>
          <table:table-cell office:value-type="float" office:value="90770539" table:style-name="ce1">
            <text:p>9077053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46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23.876949</text:p>
          </table:table-cell>
          <table:table-cell office:value-type="string" table:style-name="ce1">
            <text:p>nanoTime</text:p>
          </table:table-cell>
          <table:table-cell office:value-type="float" office:value="123876949" table:style-name="ce1">
            <text:p>1238769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46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48.586142</text:p>
          </table:table-cell>
          <table:table-cell office:value-type="string" table:style-name="ce1">
            <text:p>nanoTime</text:p>
          </table:table-cell>
          <table:table-cell office:value-type="float" office:value="248586142" table:style-name="ce1">
            <text:p>2485861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47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87.804971</text:p>
          </table:table-cell>
          <table:table-cell office:value-type="string" table:style-name="ce1">
            <text:p>nanoTime</text:p>
          </table:table-cell>
          <table:table-cell office:value-type="float" office:value="87804971" table:style-name="ce1">
            <text:p>8780497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47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71.212207</text:p>
          </table:table-cell>
          <table:table-cell office:value-type="string" table:style-name="ce1">
            <text:p>nanoTime</text:p>
          </table:table-cell>
          <table:table-cell office:value-type="float" office:value="171212207" table:style-name="ce1">
            <text:p>1712122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47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54.568126</text:p>
          </table:table-cell>
          <table:table-cell office:value-type="string" table:style-name="ce1">
            <text:p>nanoTime</text:p>
          </table:table-cell>
          <table:table-cell office:value-type="float" office:value="254568126" table:style-name="ce1">
            <text:p>2545681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48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514.751099</text:p>
          </table:table-cell>
          <table:table-cell office:value-type="string" table:style-name="ce1">
            <text:p>nanoTime</text:p>
          </table:table-cell>
          <table:table-cell office:value-type="float" office:value="514751099" table:style-name="ce1">
            <text:p>5147510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48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51.856477</text:p>
          </table:table-cell>
          <table:table-cell office:value-type="string" table:style-name="ce1">
            <text:p>nanoTime</text:p>
          </table:table-cell>
          <table:table-cell office:value-type="float" office:value="151856477" table:style-name="ce1">
            <text:p>1518564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48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95.976120</text:p>
          </table:table-cell>
          <table:table-cell office:value-type="string" table:style-name="ce1">
            <text:p>nanoTime</text:p>
          </table:table-cell>
          <table:table-cell office:value-type="float" office:value="195976120" table:style-name="ce1">
            <text:p>1959761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49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68.905950</text:p>
          </table:table-cell>
          <table:table-cell office:value-type="string" table:style-name="ce1">
            <text:p>nanoTime</text:p>
          </table:table-cell>
          <table:table-cell office:value-type="float" office:value="68905950" table:style-name="ce1">
            <text:p>689059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49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33.901660</text:p>
          </table:table-cell>
          <table:table-cell office:value-type="string" table:style-name="ce1">
            <text:p>nanoTime</text:p>
          </table:table-cell>
          <table:table-cell office:value-type="float" office:value="133901660" table:style-name="ce1">
            <text:p>13390166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49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63.785785</text:p>
          </table:table-cell>
          <table:table-cell office:value-type="string" table:style-name="ce1">
            <text:p>nanoTime</text:p>
          </table:table-cell>
          <table:table-cell office:value-type="float" office:value="263785785" table:style-name="ce1">
            <text:p>2637857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50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77.721948</text:p>
          </table:table-cell>
          <table:table-cell office:value-type="string" table:style-name="ce1">
            <text:p>nanoTime</text:p>
          </table:table-cell>
          <table:table-cell office:value-type="float" office:value="77721948" table:style-name="ce1">
            <text:p>777219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50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03.463655</text:p>
          </table:table-cell>
          <table:table-cell office:value-type="string" table:style-name="ce1">
            <text:p>nanoTime</text:p>
          </table:table-cell>
          <table:table-cell office:value-type="float" office:value="103463655" table:style-name="ce1">
            <text:p>1034636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50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02.320579</text:p>
          </table:table-cell>
          <table:table-cell office:value-type="string" table:style-name="ce1">
            <text:p>nanoTime</text:p>
          </table:table-cell>
          <table:table-cell office:value-type="float" office:value="202320579" table:style-name="ce1">
            <text:p>2023205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51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69.715801</text:p>
          </table:table-cell>
          <table:table-cell office:value-type="string" table:style-name="ce1">
            <text:p>nanoTime</text:p>
          </table:table-cell>
          <table:table-cell office:value-type="float" office:value="69715801" table:style-name="ce1">
            <text:p>697158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51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402.559149</text:p>
          </table:table-cell>
          <table:table-cell office:value-type="string" table:style-name="ce1">
            <text:p>nanoTime</text:p>
          </table:table-cell>
          <table:table-cell office:value-type="float" office:value="402559149" table:style-name="ce1">
            <text:p>40255914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51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308.278165</text:p>
          </table:table-cell>
          <table:table-cell office:value-type="string" table:style-name="ce1">
            <text:p>nanoTime</text:p>
          </table:table-cell>
          <table:table-cell office:value-type="float" office:value="308278165" table:style-name="ce1">
            <text:p>3082781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52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88.25628</text:p>
          </table:table-cell>
          <table:table-cell office:value-type="string" table:style-name="ce1">
            <text:p>nanoTime</text:p>
          </table:table-cell>
          <table:table-cell office:value-type="float" office:value="88025628" table:style-name="ce1">
            <text:p>880256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52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02.817080</text:p>
          </table:table-cell>
          <table:table-cell office:value-type="string" table:style-name="ce1">
            <text:p>nanoTime</text:p>
          </table:table-cell>
          <table:table-cell office:value-type="float" office:value="102817080" table:style-name="ce1">
            <text:p>1028170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52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24.330205</text:p>
          </table:table-cell>
          <table:table-cell office:value-type="string" table:style-name="ce1">
            <text:p>nanoTime</text:p>
          </table:table-cell>
          <table:table-cell office:value-type="float" office:value="924330205" table:style-name="ce1">
            <text:p>9243302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53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01.172185</text:p>
          </table:table-cell>
          <table:table-cell office:value-type="string" table:style-name="ce1">
            <text:p>nanoTime</text:p>
          </table:table-cell>
          <table:table-cell office:value-type="float" office:value="101172185" table:style-name="ce1">
            <text:p>1011721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53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54.26515</text:p>
          </table:table-cell>
          <table:table-cell office:value-type="string" table:style-name="ce1">
            <text:p>nanoTime</text:p>
          </table:table-cell>
          <table:table-cell office:value-type="float" office:value="254026515" table:style-name="ce1">
            <text:p>2540265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53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43.900573</text:p>
          </table:table-cell>
          <table:table-cell office:value-type="string" table:style-name="ce1">
            <text:p>nanoTime</text:p>
          </table:table-cell>
          <table:table-cell office:value-type="float" office:value="243900573" table:style-name="ce1">
            <text:p>24390057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54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76.822061</text:p>
          </table:table-cell>
          <table:table-cell office:value-type="string" table:style-name="ce1">
            <text:p>nanoTime</text:p>
          </table:table-cell>
          <table:table-cell office:value-type="float" office:value="76822061" table:style-name="ce1">
            <text:p>768220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54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17.210</text:p>
          </table:table-cell>
          <table:table-cell office:value-type="string" table:style-name="ce1">
            <text:p>nanoTime</text:p>
          </table:table-cell>
          <table:table-cell office:value-type="float" office:value="117000210" table:style-name="ce1">
            <text:p>1170002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54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96.816762</text:p>
          </table:table-cell>
          <table:table-cell office:value-type="string" table:style-name="ce1">
            <text:p>nanoTime</text:p>
          </table:table-cell>
          <table:table-cell office:value-type="float" office:value="196816762" table:style-name="ce1">
            <text:p>1968167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55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88.891459</text:p>
          </table:table-cell>
          <table:table-cell office:value-type="string" table:style-name="ce1">
            <text:p>nanoTime</text:p>
          </table:table-cell>
          <table:table-cell office:value-type="float" office:value="88891459" table:style-name="ce1">
            <text:p>888914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55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23.855956</text:p>
          </table:table-cell>
          <table:table-cell office:value-type="string" table:style-name="ce1">
            <text:p>nanoTime</text:p>
          </table:table-cell>
          <table:table-cell office:value-type="float" office:value="123855956" table:style-name="ce1">
            <text:p>1238559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55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54.808843</text:p>
          </table:table-cell>
          <table:table-cell office:value-type="string" table:style-name="ce1">
            <text:p>nanoTime</text:p>
          </table:table-cell>
          <table:table-cell office:value-type="float" office:value="254808843" table:style-name="ce1">
            <text:p>25480884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56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10.687940</text:p>
          </table:table-cell>
          <table:table-cell office:value-type="string" table:style-name="ce1">
            <text:p>nanoTime</text:p>
          </table:table-cell>
          <table:table-cell office:value-type="float" office:value="110687940" table:style-name="ce1">
            <text:p>1106879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56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20.117857</text:p>
          </table:table-cell>
          <table:table-cell office:value-type="string" table:style-name="ce1">
            <text:p>nanoTime</text:p>
          </table:table-cell>
          <table:table-cell office:value-type="float" office:value="120117857" table:style-name="ce1">
            <text:p>12011785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56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39.532227</text:p>
          </table:table-cell>
          <table:table-cell office:value-type="string" table:style-name="ce1">
            <text:p>nanoTime</text:p>
          </table:table-cell>
          <table:table-cell office:value-type="float" office:value="239532227" table:style-name="ce1">
            <text:p>2395322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57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2.243759</text:p>
          </table:table-cell>
          <table:table-cell office:value-type="string" table:style-name="ce1">
            <text:p>nanoTime</text:p>
          </table:table-cell>
          <table:table-cell office:value-type="float" office:value="92243759" table:style-name="ce1">
            <text:p>922437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57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33.886732</text:p>
          </table:table-cell>
          <table:table-cell office:value-type="string" table:style-name="ce1">
            <text:p>nanoTime</text:p>
          </table:table-cell>
          <table:table-cell office:value-type="float" office:value="133886732" table:style-name="ce1">
            <text:p>1338867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57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1:362.81504</text:p>
          </table:table-cell>
          <table:table-cell office:value-type="string" table:style-name="ce1">
            <text:p>nanoTime</text:p>
          </table:table-cell>
          <table:table-cell office:value-type="float" office:value="1362081504" table:style-name="ce1">
            <text:p>13620815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58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5.640844</text:p>
          </table:table-cell>
          <table:table-cell office:value-type="string" table:style-name="ce1">
            <text:p>nanoTime</text:p>
          </table:table-cell>
          <table:table-cell office:value-type="float" office:value="95640844" table:style-name="ce1">
            <text:p>956408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58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06.975499</text:p>
          </table:table-cell>
          <table:table-cell office:value-type="string" table:style-name="ce1">
            <text:p>nanoTime</text:p>
          </table:table-cell>
          <table:table-cell office:value-type="float" office:value="106975499" table:style-name="ce1">
            <text:p>1069754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58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51.613755</text:p>
          </table:table-cell>
          <table:table-cell office:value-type="string" table:style-name="ce1">
            <text:p>nanoTime</text:p>
          </table:table-cell>
          <table:table-cell office:value-type="float" office:value="251613755" table:style-name="ce1">
            <text:p>2516137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59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4.941087</text:p>
          </table:table-cell>
          <table:table-cell office:value-type="string" table:style-name="ce1">
            <text:p>nanoTime</text:p>
          </table:table-cell>
          <table:table-cell office:value-type="float" office:value="94941087" table:style-name="ce1">
            <text:p>9494108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59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26.693235</text:p>
          </table:table-cell>
          <table:table-cell office:value-type="string" table:style-name="ce1">
            <text:p>nanoTime</text:p>
          </table:table-cell>
          <table:table-cell office:value-type="float" office:value="126693235" table:style-name="ce1">
            <text:p>1266932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59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44.552746</text:p>
          </table:table-cell>
          <table:table-cell office:value-type="string" table:style-name="ce1">
            <text:p>nanoTime</text:p>
          </table:table-cell>
          <table:table-cell office:value-type="float" office:value="244552746" table:style-name="ce1">
            <text:p>2445527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60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2.431761</text:p>
          </table:table-cell>
          <table:table-cell office:value-type="string" table:style-name="ce1">
            <text:p>nanoTime</text:p>
          </table:table-cell>
          <table:table-cell office:value-type="float" office:value="92431761" table:style-name="ce1">
            <text:p>924317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60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11.55079</text:p>
          </table:table-cell>
          <table:table-cell office:value-type="string" table:style-name="ce1">
            <text:p>nanoTime</text:p>
          </table:table-cell>
          <table:table-cell office:value-type="float" office:value="111055079" table:style-name="ce1">
            <text:p>11105507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60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35.831915</text:p>
          </table:table-cell>
          <table:table-cell office:value-type="string" table:style-name="ce1">
            <text:p>nanoTime</text:p>
          </table:table-cell>
          <table:table-cell office:value-type="float" office:value="235831915" table:style-name="ce1">
            <text:p>2358319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61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5.728080</text:p>
          </table:table-cell>
          <table:table-cell office:value-type="string" table:style-name="ce1">
            <text:p>nanoTime</text:p>
          </table:table-cell>
          <table:table-cell office:value-type="float" office:value="95728080" table:style-name="ce1">
            <text:p>957280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61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26.603667</text:p>
          </table:table-cell>
          <table:table-cell office:value-type="string" table:style-name="ce1">
            <text:p>nanoTime</text:p>
          </table:table-cell>
          <table:table-cell office:value-type="float" office:value="126603667" table:style-name="ce1">
            <text:p>12660366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61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36.259699</text:p>
          </table:table-cell>
          <table:table-cell office:value-type="string" table:style-name="ce1">
            <text:p>nanoTime</text:p>
          </table:table-cell>
          <table:table-cell office:value-type="float" office:value="236259699" table:style-name="ce1">
            <text:p>23625969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62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30.860845</text:p>
          </table:table-cell>
          <table:table-cell office:value-type="string" table:style-name="ce1">
            <text:p>nanoTime</text:p>
          </table:table-cell>
          <table:table-cell office:value-type="float" office:value="230860845" table:style-name="ce1">
            <text:p>23086084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62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850.443389</text:p>
          </table:table-cell>
          <table:table-cell office:value-type="string" table:style-name="ce1">
            <text:p>nanoTime</text:p>
          </table:table-cell>
          <table:table-cell office:value-type="float" office:value="850443389" table:style-name="ce1">
            <text:p>85044338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62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491.379234</text:p>
          </table:table-cell>
          <table:table-cell office:value-type="string" table:style-name="ce1">
            <text:p>nanoTime</text:p>
          </table:table-cell>
          <table:table-cell office:value-type="float" office:value="491379234" table:style-name="ce1">
            <text:p>4913792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63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87.465356</text:p>
          </table:table-cell>
          <table:table-cell office:value-type="string" table:style-name="ce1">
            <text:p>nanoTime</text:p>
          </table:table-cell>
          <table:table-cell office:value-type="float" office:value="87465356" table:style-name="ce1">
            <text:p>874653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63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33.437954</text:p>
          </table:table-cell>
          <table:table-cell office:value-type="string" table:style-name="ce1">
            <text:p>nanoTime</text:p>
          </table:table-cell>
          <table:table-cell office:value-type="float" office:value="133437954" table:style-name="ce1">
            <text:p>13343795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63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371.15062</text:p>
          </table:table-cell>
          <table:table-cell office:value-type="string" table:style-name="ce1">
            <text:p>nanoTime</text:p>
          </table:table-cell>
          <table:table-cell office:value-type="float" office:value="371015062" table:style-name="ce1">
            <text:p>3710150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64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2.654750</text:p>
          </table:table-cell>
          <table:table-cell office:value-type="string" table:style-name="ce1">
            <text:p>nanoTime</text:p>
          </table:table-cell>
          <table:table-cell office:value-type="float" office:value="92654750" table:style-name="ce1">
            <text:p>926547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64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59.113418</text:p>
          </table:table-cell>
          <table:table-cell office:value-type="string" table:style-name="ce1">
            <text:p>nanoTime</text:p>
          </table:table-cell>
          <table:table-cell office:value-type="float" office:value="159113418" table:style-name="ce1">
            <text:p>1591134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64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24.167908</text:p>
          </table:table-cell>
          <table:table-cell office:value-type="string" table:style-name="ce1">
            <text:p>nanoTime</text:p>
          </table:table-cell>
          <table:table-cell office:value-type="float" office:value="224167908" table:style-name="ce1">
            <text:p>2241679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65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74.371048</text:p>
          </table:table-cell>
          <table:table-cell office:value-type="string" table:style-name="ce1">
            <text:p>nanoTime</text:p>
          </table:table-cell>
          <table:table-cell office:value-type="float" office:value="74371048" table:style-name="ce1">
            <text:p>7437104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65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22.661706</text:p>
          </table:table-cell>
          <table:table-cell office:value-type="string" table:style-name="ce1">
            <text:p>nanoTime</text:p>
          </table:table-cell>
          <table:table-cell office:value-type="float" office:value="122661706" table:style-name="ce1">
            <text:p>1226617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65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43.733565</text:p>
          </table:table-cell>
          <table:table-cell office:value-type="string" table:style-name="ce1">
            <text:p>nanoTime</text:p>
          </table:table-cell>
          <table:table-cell office:value-type="float" office:value="243733565" table:style-name="ce1">
            <text:p>2437335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66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3.431480</text:p>
          </table:table-cell>
          <table:table-cell office:value-type="string" table:style-name="ce1">
            <text:p>nanoTime</text:p>
          </table:table-cell>
          <table:table-cell office:value-type="float" office:value="93431480" table:style-name="ce1">
            <text:p>934314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66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25.215350</text:p>
          </table:table-cell>
          <table:table-cell office:value-type="string" table:style-name="ce1">
            <text:p>nanoTime</text:p>
          </table:table-cell>
          <table:table-cell office:value-type="float" office:value="125215350" table:style-name="ce1">
            <text:p>1252153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66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95.901480</text:p>
          </table:table-cell>
          <table:table-cell office:value-type="string" table:style-name="ce1">
            <text:p>nanoTime</text:p>
          </table:table-cell>
          <table:table-cell office:value-type="float" office:value="195901480" table:style-name="ce1">
            <text:p>1959014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67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66.57941</text:p>
          </table:table-cell>
          <table:table-cell office:value-type="string" table:style-name="ce1">
            <text:p>nanoTime</text:p>
          </table:table-cell>
          <table:table-cell office:value-type="float" office:value="66057941" table:style-name="ce1">
            <text:p>6605794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67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92.203033</text:p>
          </table:table-cell>
          <table:table-cell office:value-type="string" table:style-name="ce1">
            <text:p>nanoTime</text:p>
          </table:table-cell>
          <table:table-cell office:value-type="float" office:value="192203033" table:style-name="ce1">
            <text:p>1922030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67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1:297.955359</text:p>
          </table:table-cell>
          <table:table-cell office:value-type="string" table:style-name="ce1">
            <text:p>nanoTime</text:p>
          </table:table-cell>
          <table:table-cell office:value-type="float" office:value="1297955359" table:style-name="ce1">
            <text:p>12979553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68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4.482980</text:p>
          </table:table-cell>
          <table:table-cell office:value-type="string" table:style-name="ce1">
            <text:p>nanoTime</text:p>
          </table:table-cell>
          <table:table-cell office:value-type="float" office:value="94482980" table:style-name="ce1">
            <text:p>944829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68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36.717947</text:p>
          </table:table-cell>
          <table:table-cell office:value-type="string" table:style-name="ce1">
            <text:p>nanoTime</text:p>
          </table:table-cell>
          <table:table-cell office:value-type="float" office:value="136717947" table:style-name="ce1">
            <text:p>1367179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68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74.227551</text:p>
          </table:table-cell>
          <table:table-cell office:value-type="string" table:style-name="ce1">
            <text:p>nanoTime</text:p>
          </table:table-cell>
          <table:table-cell office:value-type="float" office:value="274227551" table:style-name="ce1">
            <text:p>2742275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69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85.244329</text:p>
          </table:table-cell>
          <table:table-cell office:value-type="string" table:style-name="ce1">
            <text:p>nanoTime</text:p>
          </table:table-cell>
          <table:table-cell office:value-type="float" office:value="85244329" table:style-name="ce1">
            <text:p>852443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69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32.281957</text:p>
          </table:table-cell>
          <table:table-cell office:value-type="string" table:style-name="ce1">
            <text:p>nanoTime</text:p>
          </table:table-cell>
          <table:table-cell office:value-type="float" office:value="132281957" table:style-name="ce1">
            <text:p>13228195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69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62.617192</text:p>
          </table:table-cell>
          <table:table-cell office:value-type="string" table:style-name="ce1">
            <text:p>nanoTime</text:p>
          </table:table-cell>
          <table:table-cell office:value-type="float" office:value="262617192" table:style-name="ce1">
            <text:p>26261719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70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1.488489</text:p>
          </table:table-cell>
          <table:table-cell office:value-type="string" table:style-name="ce1">
            <text:p>nanoTime</text:p>
          </table:table-cell>
          <table:table-cell office:value-type="float" office:value="91488489" table:style-name="ce1">
            <text:p>9148848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70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30.66061</text:p>
          </table:table-cell>
          <table:table-cell office:value-type="string" table:style-name="ce1">
            <text:p>nanoTime</text:p>
          </table:table-cell>
          <table:table-cell office:value-type="float" office:value="130066061" table:style-name="ce1">
            <text:p>13006606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70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43.87456</text:p>
          </table:table-cell>
          <table:table-cell office:value-type="string" table:style-name="ce1">
            <text:p>nanoTime</text:p>
          </table:table-cell>
          <table:table-cell office:value-type="float" office:value="243087456" table:style-name="ce1">
            <text:p>24308745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71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77.70707</text:p>
          </table:table-cell>
          <table:table-cell office:value-type="string" table:style-name="ce1">
            <text:p>nanoTime</text:p>
          </table:table-cell>
          <table:table-cell office:value-type="float" office:value="77070707" table:style-name="ce1">
            <text:p>770707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71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21.131105</text:p>
          </table:table-cell>
          <table:table-cell office:value-type="string" table:style-name="ce1">
            <text:p>nanoTime</text:p>
          </table:table-cell>
          <table:table-cell office:value-type="float" office:value="121131105" table:style-name="ce1">
            <text:p>1211311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71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29.944164</text:p>
          </table:table-cell>
          <table:table-cell office:value-type="string" table:style-name="ce1">
            <text:p>nanoTime</text:p>
          </table:table-cell>
          <table:table-cell office:value-type="float" office:value="229944164" table:style-name="ce1">
            <text:p>2299441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72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86.999785</text:p>
          </table:table-cell>
          <table:table-cell office:value-type="string" table:style-name="ce1">
            <text:p>nanoTime</text:p>
          </table:table-cell>
          <table:table-cell office:value-type="float" office:value="86999785" table:style-name="ce1">
            <text:p>869997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72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1:68.2797</text:p>
          </table:table-cell>
          <table:table-cell office:value-type="string" table:style-name="ce1">
            <text:p>nanoTime</text:p>
          </table:table-cell>
          <table:table-cell office:value-type="float" office:value="1068002797" table:style-name="ce1">
            <text:p>10680027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72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47.910644</text:p>
          </table:table-cell>
          <table:table-cell office:value-type="string" table:style-name="ce1">
            <text:p>nanoTime</text:p>
          </table:table-cell>
          <table:table-cell office:value-type="float" office:value="247910644" table:style-name="ce1">
            <text:p>24791064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73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87.246565</text:p>
          </table:table-cell>
          <table:table-cell office:value-type="string" table:style-name="ce1">
            <text:p>nanoTime</text:p>
          </table:table-cell>
          <table:table-cell office:value-type="float" office:value="87246565" table:style-name="ce1">
            <text:p>8724656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73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14.437235</text:p>
          </table:table-cell>
          <table:table-cell office:value-type="string" table:style-name="ce1">
            <text:p>nanoTime</text:p>
          </table:table-cell>
          <table:table-cell office:value-type="float" office:value="114437235" table:style-name="ce1">
            <text:p>1144372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73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32.232368</text:p>
          </table:table-cell>
          <table:table-cell office:value-type="string" table:style-name="ce1">
            <text:p>nanoTime</text:p>
          </table:table-cell>
          <table:table-cell office:value-type="float" office:value="232232368" table:style-name="ce1">
            <text:p>2322323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74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79.781564</text:p>
          </table:table-cell>
          <table:table-cell office:value-type="string" table:style-name="ce1">
            <text:p>nanoTime</text:p>
          </table:table-cell>
          <table:table-cell office:value-type="float" office:value="79781564" table:style-name="ce1">
            <text:p>797815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74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27.587525</text:p>
          </table:table-cell>
          <table:table-cell office:value-type="string" table:style-name="ce1">
            <text:p>nanoTime</text:p>
          </table:table-cell>
          <table:table-cell office:value-type="float" office:value="127587525" table:style-name="ce1">
            <text:p>1275875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74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62.855576</text:p>
          </table:table-cell>
          <table:table-cell office:value-type="string" table:style-name="ce1">
            <text:p>nanoTime</text:p>
          </table:table-cell>
          <table:table-cell office:value-type="float" office:value="262855576" table:style-name="ce1">
            <text:p>26285557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75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29.586962</text:p>
          </table:table-cell>
          <table:table-cell office:value-type="string" table:style-name="ce1">
            <text:p>nanoTime</text:p>
          </table:table-cell>
          <table:table-cell office:value-type="float" office:value="129586962" table:style-name="ce1">
            <text:p>12958696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75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32.164864</text:p>
          </table:table-cell>
          <table:table-cell office:value-type="string" table:style-name="ce1">
            <text:p>nanoTime</text:p>
          </table:table-cell>
          <table:table-cell office:value-type="float" office:value="132164864" table:style-name="ce1">
            <text:p>1321648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75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64.99742</text:p>
          </table:table-cell>
          <table:table-cell office:value-type="string" table:style-name="ce1">
            <text:p>nanoTime</text:p>
          </table:table-cell>
          <table:table-cell office:value-type="float" office:value="264099742" table:style-name="ce1">
            <text:p>2640997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76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79.344916</text:p>
          </table:table-cell>
          <table:table-cell office:value-type="string" table:style-name="ce1">
            <text:p>nanoTime</text:p>
          </table:table-cell>
          <table:table-cell office:value-type="float" office:value="79344916" table:style-name="ce1">
            <text:p>793449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76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04.9464</text:p>
          </table:table-cell>
          <table:table-cell office:value-type="string" table:style-name="ce1">
            <text:p>nanoTime</text:p>
          </table:table-cell>
          <table:table-cell office:value-type="float" office:value="104009464" table:style-name="ce1">
            <text:p>1040094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76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91.49369</text:p>
          </table:table-cell>
          <table:table-cell office:value-type="string" table:style-name="ce1">
            <text:p>nanoTime</text:p>
          </table:table-cell>
          <table:table-cell office:value-type="float" office:value="191049369" table:style-name="ce1">
            <text:p>1910493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77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70.832613</text:p>
          </table:table-cell>
          <table:table-cell office:value-type="string" table:style-name="ce1">
            <text:p>nanoTime</text:p>
          </table:table-cell>
          <table:table-cell office:value-type="float" office:value="70832613" table:style-name="ce1">
            <text:p>708326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77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802.8114</text:p>
          </table:table-cell>
          <table:table-cell office:value-type="string" table:style-name="ce1">
            <text:p>nanoTime</text:p>
          </table:table-cell>
          <table:table-cell office:value-type="float" office:value="802008114" table:style-name="ce1">
            <text:p>8020081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77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50.598642</text:p>
          </table:table-cell>
          <table:table-cell office:value-type="string" table:style-name="ce1">
            <text:p>nanoTime</text:p>
          </table:table-cell>
          <table:table-cell office:value-type="float" office:value="250598642" table:style-name="ce1">
            <text:p>2505986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78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4.875310</text:p>
          </table:table-cell>
          <table:table-cell office:value-type="string" table:style-name="ce1">
            <text:p>nanoTime</text:p>
          </table:table-cell>
          <table:table-cell office:value-type="float" office:value="94875310" table:style-name="ce1">
            <text:p>948753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78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33.274678</text:p>
          </table:table-cell>
          <table:table-cell office:value-type="string" table:style-name="ce1">
            <text:p>nanoTime</text:p>
          </table:table-cell>
          <table:table-cell office:value-type="float" office:value="133274678" table:style-name="ce1">
            <text:p>13327467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78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52.112915</text:p>
          </table:table-cell>
          <table:table-cell office:value-type="string" table:style-name="ce1">
            <text:p>nanoTime</text:p>
          </table:table-cell>
          <table:table-cell office:value-type="float" office:value="252112915" table:style-name="ce1">
            <text:p>2521129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79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0.631521</text:p>
          </table:table-cell>
          <table:table-cell office:value-type="string" table:style-name="ce1">
            <text:p>nanoTime</text:p>
          </table:table-cell>
          <table:table-cell office:value-type="float" office:value="90631521" table:style-name="ce1">
            <text:p>906315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79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35.179415</text:p>
          </table:table-cell>
          <table:table-cell office:value-type="string" table:style-name="ce1">
            <text:p>nanoTime</text:p>
          </table:table-cell>
          <table:table-cell office:value-type="float" office:value="135179415" table:style-name="ce1">
            <text:p>1351794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79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337.194434</text:p>
          </table:table-cell>
          <table:table-cell office:value-type="string" table:style-name="ce1">
            <text:p>nanoTime</text:p>
          </table:table-cell>
          <table:table-cell office:value-type="float" office:value="337194434" table:style-name="ce1">
            <text:p>33719443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80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81.33055</text:p>
          </table:table-cell>
          <table:table-cell office:value-type="string" table:style-name="ce1">
            <text:p>nanoTime</text:p>
          </table:table-cell>
          <table:table-cell office:value-type="float" office:value="181033055" table:style-name="ce1">
            <text:p>1810330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80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13.469705</text:p>
          </table:table-cell>
          <table:table-cell office:value-type="string" table:style-name="ce1">
            <text:p>nanoTime</text:p>
          </table:table-cell>
          <table:table-cell office:value-type="float" office:value="113469705" table:style-name="ce1">
            <text:p>1134697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80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71.766274</text:p>
          </table:table-cell>
          <table:table-cell office:value-type="string" table:style-name="ce1">
            <text:p>nanoTime</text:p>
          </table:table-cell>
          <table:table-cell office:value-type="float" office:value="271766274" table:style-name="ce1">
            <text:p>27176627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81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1.176397</text:p>
          </table:table-cell>
          <table:table-cell office:value-type="string" table:style-name="ce1">
            <text:p>nanoTime</text:p>
          </table:table-cell>
          <table:table-cell office:value-type="float" office:value="91176397" table:style-name="ce1">
            <text:p>911763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81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22.934611</text:p>
          </table:table-cell>
          <table:table-cell office:value-type="string" table:style-name="ce1">
            <text:p>nanoTime</text:p>
          </table:table-cell>
          <table:table-cell office:value-type="float" office:value="122934611" table:style-name="ce1">
            <text:p>1229346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81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312.832180</text:p>
          </table:table-cell>
          <table:table-cell office:value-type="string" table:style-name="ce1">
            <text:p>nanoTime</text:p>
          </table:table-cell>
          <table:table-cell office:value-type="float" office:value="312832180" table:style-name="ce1">
            <text:p>31283218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82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1:42.701470</text:p>
          </table:table-cell>
          <table:table-cell office:value-type="string" table:style-name="ce1">
            <text:p>nanoTime</text:p>
          </table:table-cell>
          <table:table-cell office:value-type="float" office:value="1042701470" table:style-name="ce1">
            <text:p>104270147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82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6.232838</text:p>
          </table:table-cell>
          <table:table-cell office:value-type="string" table:style-name="ce1">
            <text:p>nanoTime</text:p>
          </table:table-cell>
          <table:table-cell office:value-type="float" office:value="96232838" table:style-name="ce1">
            <text:p>962328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82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71.398809</text:p>
          </table:table-cell>
          <table:table-cell office:value-type="string" table:style-name="ce1">
            <text:p>nanoTime</text:p>
          </table:table-cell>
          <table:table-cell office:value-type="float" office:value="171398809" table:style-name="ce1">
            <text:p>1713988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83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54.729351</text:p>
          </table:table-cell>
          <table:table-cell office:value-type="string" table:style-name="ce1">
            <text:p>nanoTime</text:p>
          </table:table-cell>
          <table:table-cell office:value-type="float" office:value="54729351" table:style-name="ce1">
            <text:p>547293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83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09.882754</text:p>
          </table:table-cell>
          <table:table-cell office:value-type="string" table:style-name="ce1">
            <text:p>nanoTime</text:p>
          </table:table-cell>
          <table:table-cell office:value-type="float" office:value="109882754" table:style-name="ce1">
            <text:p>10988275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83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32.531397</text:p>
          </table:table-cell>
          <table:table-cell office:value-type="string" table:style-name="ce1">
            <text:p>nanoTime</text:p>
          </table:table-cell>
          <table:table-cell office:value-type="float" office:value="232531397" table:style-name="ce1">
            <text:p>23253139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84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69.898204</text:p>
          </table:table-cell>
          <table:table-cell office:value-type="string" table:style-name="ce1">
            <text:p>nanoTime</text:p>
          </table:table-cell>
          <table:table-cell office:value-type="float" office:value="69898204" table:style-name="ce1">
            <text:p>698982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84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83.445489</text:p>
          </table:table-cell>
          <table:table-cell office:value-type="string" table:style-name="ce1">
            <text:p>nanoTime</text:p>
          </table:table-cell>
          <table:table-cell office:value-type="float" office:value="83445489" table:style-name="ce1">
            <text:p>8344548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84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69.185712</text:p>
          </table:table-cell>
          <table:table-cell office:value-type="string" table:style-name="ce1">
            <text:p>nanoTime</text:p>
          </table:table-cell>
          <table:table-cell office:value-type="float" office:value="169185712" table:style-name="ce1">
            <text:p>1691857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85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65.187910</text:p>
          </table:table-cell>
          <table:table-cell office:value-type="string" table:style-name="ce1">
            <text:p>nanoTime</text:p>
          </table:table-cell>
          <table:table-cell office:value-type="float" office:value="65187910" table:style-name="ce1">
            <text:p>651879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85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81.735284</text:p>
          </table:table-cell>
          <table:table-cell office:value-type="string" table:style-name="ce1">
            <text:p>nanoTime</text:p>
          </table:table-cell>
          <table:table-cell office:value-type="float" office:value="81735284" table:style-name="ce1">
            <text:p>8173528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85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62.862247</text:p>
          </table:table-cell>
          <table:table-cell office:value-type="string" table:style-name="ce1">
            <text:p>nanoTime</text:p>
          </table:table-cell>
          <table:table-cell office:value-type="float" office:value="162862247" table:style-name="ce1">
            <text:p>16286224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86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67.979005</text:p>
          </table:table-cell>
          <table:table-cell office:value-type="string" table:style-name="ce1">
            <text:p>nanoTime</text:p>
          </table:table-cell>
          <table:table-cell office:value-type="float" office:value="67979005" table:style-name="ce1">
            <text:p>679790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86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8.764091</text:p>
          </table:table-cell>
          <table:table-cell office:value-type="string" table:style-name="ce1">
            <text:p>nanoTime</text:p>
          </table:table-cell>
          <table:table-cell office:value-type="float" office:value="98764091" table:style-name="ce1">
            <text:p>9876409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86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1:639.347398</text:p>
          </table:table-cell>
          <table:table-cell office:value-type="string" table:style-name="ce1">
            <text:p>nanoTime</text:p>
          </table:table-cell>
          <table:table-cell office:value-type="float" office:value="1639347398" table:style-name="ce1">
            <text:p>163934739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87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69.822164</text:p>
          </table:table-cell>
          <table:table-cell office:value-type="string" table:style-name="ce1">
            <text:p>nanoTime</text:p>
          </table:table-cell>
          <table:table-cell office:value-type="float" office:value="69822164" table:style-name="ce1">
            <text:p>698221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87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77.157011</text:p>
          </table:table-cell>
          <table:table-cell office:value-type="string" table:style-name="ce1">
            <text:p>nanoTime</text:p>
          </table:table-cell>
          <table:table-cell office:value-type="float" office:value="77157011" table:style-name="ce1">
            <text:p>771570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87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88.297459</text:p>
          </table:table-cell>
          <table:table-cell office:value-type="string" table:style-name="ce1">
            <text:p>nanoTime</text:p>
          </table:table-cell>
          <table:table-cell office:value-type="float" office:value="188297459" table:style-name="ce1">
            <text:p>1882974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88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63.711424</text:p>
          </table:table-cell>
          <table:table-cell office:value-type="string" table:style-name="ce1">
            <text:p>nanoTime</text:p>
          </table:table-cell>
          <table:table-cell office:value-type="float" office:value="63711424" table:style-name="ce1">
            <text:p>637114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88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26.18204</text:p>
          </table:table-cell>
          <table:table-cell office:value-type="string" table:style-name="ce1">
            <text:p>nanoTime</text:p>
          </table:table-cell>
          <table:table-cell office:value-type="float" office:value="126018204" table:style-name="ce1">
            <text:p>1260182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88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71.82985</text:p>
          </table:table-cell>
          <table:table-cell office:value-type="string" table:style-name="ce1">
            <text:p>nanoTime</text:p>
          </table:table-cell>
          <table:table-cell office:value-type="float" office:value="171082985" table:style-name="ce1">
            <text:p>1710829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89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66.815077</text:p>
          </table:table-cell>
          <table:table-cell office:value-type="string" table:style-name="ce1">
            <text:p>nanoTime</text:p>
          </table:table-cell>
          <table:table-cell office:value-type="float" office:value="66815077" table:style-name="ce1">
            <text:p>668150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89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83.702532</text:p>
          </table:table-cell>
          <table:table-cell office:value-type="string" table:style-name="ce1">
            <text:p>nanoTime</text:p>
          </table:table-cell>
          <table:table-cell office:value-type="float" office:value="83702532" table:style-name="ce1">
            <text:p>8370253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89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61.724909</text:p>
          </table:table-cell>
          <table:table-cell office:value-type="string" table:style-name="ce1">
            <text:p>nanoTime</text:p>
          </table:table-cell>
          <table:table-cell office:value-type="float" office:value="161724909" table:style-name="ce1">
            <text:p>1617249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90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43.292251</text:p>
          </table:table-cell>
          <table:table-cell office:value-type="string" table:style-name="ce1">
            <text:p>nanoTime</text:p>
          </table:table-cell>
          <table:table-cell office:value-type="float" office:value="243292251" table:style-name="ce1">
            <text:p>24329225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90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9.694766</text:p>
          </table:table-cell>
          <table:table-cell office:value-type="string" table:style-name="ce1">
            <text:p>nanoTime</text:p>
          </table:table-cell>
          <table:table-cell office:value-type="float" office:value="99694766" table:style-name="ce1">
            <text:p>996947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90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66.580286</text:p>
          </table:table-cell>
          <table:table-cell office:value-type="string" table:style-name="ce1">
            <text:p>nanoTime</text:p>
          </table:table-cell>
          <table:table-cell office:value-type="float" office:value="166580286" table:style-name="ce1">
            <text:p>1665802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91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66.842601</text:p>
          </table:table-cell>
          <table:table-cell office:value-type="string" table:style-name="ce1">
            <text:p>nanoTime</text:p>
          </table:table-cell>
          <table:table-cell office:value-type="float" office:value="66842601" table:style-name="ce1">
            <text:p>668426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91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4.295446</text:p>
          </table:table-cell>
          <table:table-cell office:value-type="string" table:style-name="ce1">
            <text:p>nanoTime</text:p>
          </table:table-cell>
          <table:table-cell office:value-type="float" office:value="94295446" table:style-name="ce1">
            <text:p>9429544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91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1:965.588311</text:p>
          </table:table-cell>
          <table:table-cell office:value-type="string" table:style-name="ce1">
            <text:p>nanoTime</text:p>
          </table:table-cell>
          <table:table-cell office:value-type="float" office:value="1965588311" table:style-name="ce1">
            <text:p>19655883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92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3.222486</text:p>
          </table:table-cell>
          <table:table-cell office:value-type="string" table:style-name="ce1">
            <text:p>nanoTime</text:p>
          </table:table-cell>
          <table:table-cell office:value-type="float" office:value="93222486" table:style-name="ce1">
            <text:p>9322248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92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22.891552</text:p>
          </table:table-cell>
          <table:table-cell office:value-type="string" table:style-name="ce1">
            <text:p>nanoTime</text:p>
          </table:table-cell>
          <table:table-cell office:value-type="float" office:value="222891552" table:style-name="ce1">
            <text:p>22289155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92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66.512036</text:p>
          </table:table-cell>
          <table:table-cell office:value-type="string" table:style-name="ce1">
            <text:p>nanoTime</text:p>
          </table:table-cell>
          <table:table-cell office:value-type="float" office:value="266512036" table:style-name="ce1">
            <text:p>26651203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93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90.137959</text:p>
          </table:table-cell>
          <table:table-cell office:value-type="string" table:style-name="ce1">
            <text:p>nanoTime</text:p>
          </table:table-cell>
          <table:table-cell office:value-type="float" office:value="90137959" table:style-name="ce1">
            <text:p>9013795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93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16.120382</text:p>
          </table:table-cell>
          <table:table-cell office:value-type="string" table:style-name="ce1">
            <text:p>nanoTime</text:p>
          </table:table-cell>
          <table:table-cell office:value-type="float" office:value="116120382" table:style-name="ce1">
            <text:p>11612038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93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43.112181</text:p>
          </table:table-cell>
          <table:table-cell office:value-type="string" table:style-name="ce1">
            <text:p>nanoTime</text:p>
          </table:table-cell>
          <table:table-cell office:value-type="float" office:value="243112181" table:style-name="ce1">
            <text:p>24311218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94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79.882795</text:p>
          </table:table-cell>
          <table:table-cell office:value-type="string" table:style-name="ce1">
            <text:p>nanoTime</text:p>
          </table:table-cell>
          <table:table-cell office:value-type="float" office:value="79882795" table:style-name="ce1">
            <text:p>7988279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94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17.745217</text:p>
          </table:table-cell>
          <table:table-cell office:value-type="string" table:style-name="ce1">
            <text:p>nanoTime</text:p>
          </table:table-cell>
          <table:table-cell office:value-type="float" office:value="117745217" table:style-name="ce1">
            <text:p>1177452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94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22.509485</text:p>
          </table:table-cell>
          <table:table-cell office:value-type="string" table:style-name="ce1">
            <text:p>nanoTime</text:p>
          </table:table-cell>
          <table:table-cell office:value-type="float" office:value="222509485" table:style-name="ce1">
            <text:p>22250948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95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81.370477</text:p>
          </table:table-cell>
          <table:table-cell office:value-type="string" table:style-name="ce1">
            <text:p>nanoTime</text:p>
          </table:table-cell>
          <table:table-cell office:value-type="float" office:value="81370477" table:style-name="ce1">
            <text:p>8137047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95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67.63910</text:p>
          </table:table-cell>
          <table:table-cell office:value-type="string" table:style-name="ce1">
            <text:p>nanoTime</text:p>
          </table:table-cell>
          <table:table-cell office:value-type="float" office:value="267063910" table:style-name="ce1">
            <text:p>2670639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95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45.445635</text:p>
          </table:table-cell>
          <table:table-cell office:value-type="string" table:style-name="ce1">
            <text:p>nanoTime</text:p>
          </table:table-cell>
          <table:table-cell office:value-type="float" office:value="245445635" table:style-name="ce1">
            <text:p>24544563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96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81.40660</text:p>
          </table:table-cell>
          <table:table-cell office:value-type="string" table:style-name="ce1">
            <text:p>nanoTime</text:p>
          </table:table-cell>
          <table:table-cell office:value-type="float" office:value="81040660" table:style-name="ce1">
            <text:p>8104066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96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62.972808</text:p>
          </table:table-cell>
          <table:table-cell office:value-type="string" table:style-name="ce1">
            <text:p>nanoTime</text:p>
          </table:table-cell>
          <table:table-cell office:value-type="float" office:value="162972808" table:style-name="ce1">
            <text:p>1629728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96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1:289.173882</text:p>
          </table:table-cell>
          <table:table-cell office:value-type="string" table:style-name="ce1">
            <text:p>nanoTime</text:p>
          </table:table-cell>
          <table:table-cell office:value-type="float" office:value="1289173882" table:style-name="ce1">
            <text:p>128917388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97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80.842255</text:p>
          </table:table-cell>
          <table:table-cell office:value-type="string" table:style-name="ce1">
            <text:p>nanoTime</text:p>
          </table:table-cell>
          <table:table-cell office:value-type="float" office:value="180842255" table:style-name="ce1">
            <text:p>1808422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97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89.138707</text:p>
          </table:table-cell>
          <table:table-cell office:value-type="string" table:style-name="ce1">
            <text:p>nanoTime</text:p>
          </table:table-cell>
          <table:table-cell office:value-type="float" office:value="89138707" table:style-name="ce1">
            <text:p>891387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97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94.964273</text:p>
          </table:table-cell>
          <table:table-cell office:value-type="string" table:style-name="ce1">
            <text:p>nanoTime</text:p>
          </table:table-cell>
          <table:table-cell office:value-type="float" office:value="194964273" table:style-name="ce1">
            <text:p>19496427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98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69.145733</text:p>
          </table:table-cell>
          <table:table-cell office:value-type="string" table:style-name="ce1">
            <text:p>nanoTime</text:p>
          </table:table-cell>
          <table:table-cell office:value-type="float" office:value="69145733" table:style-name="ce1">
            <text:p>6914573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98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09.310819</text:p>
          </table:table-cell>
          <table:table-cell office:value-type="string" table:style-name="ce1">
            <text:p>nanoTime</text:p>
          </table:table-cell>
          <table:table-cell office:value-type="float" office:value="109310819" table:style-name="ce1">
            <text:p>1093108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98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230.780606</text:p>
          </table:table-cell>
          <table:table-cell office:value-type="string" table:style-name="ce1">
            <text:p>nanoTime</text:p>
          </table:table-cell>
          <table:table-cell office:value-type="float" office:value="230780606" table:style-name="ce1">
            <text:p>2307806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99</text:p>
          </table:table-cell>
          <table:table-cell office:value-type="string" table:style-name="ce1">
            <text:p>taxListWithChildren (throwLazyInitializationException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70.946906</text:p>
          </table:table-cell>
          <table:table-cell office:value-type="string" table:style-name="ce1">
            <text:p>nanoTime</text:p>
          </table:table-cell>
          <table:table-cell office:value-type="float" office:value="70946906" table:style-name="ce1">
            <text:p>709469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99</text:p>
          </table:table-cell>
          <table:table-cell office:value-type="string" table:style-name="ce1">
            <text:p>taxListWithChildrenAndParents_leftJoinFetch (cartesian product)</text:p>
          </table:table-cell>
          <table:table-cell office:value-type="string" table:style-name="ce1">
            <text:p>size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04.871564</text:p>
          </table:table-cell>
          <table:table-cell office:value-type="string" table:style-name="ce1">
            <text:p>nanoTime</text:p>
          </table:table-cell>
          <table:table-cell office:value-type="float" office:value="104871564" table:style-name="ce1">
            <text:p>10487156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&gt;&gt;&gt;&gt;99</text:p>
          </table:table-cell>
          <table:table-cell office:value-type="string" table:style-name="ce1">
            <text:p>taxListWithChildrenAndParents_HibernateInitialize (select + 1)</text:p>
          </table:table-cell>
          <table:table-cell office:value-type="string" table:style-name="ce1">
            <text:p>siz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[mm:ss:millis.nanos]: 0:0:176.79713</text:p>
          </table:table-cell>
          <table:table-cell office:value-type="string" table:style-name="ce1">
            <text:p>nanoTime</text:p>
          </table:table-cell>
          <table:table-cell office:value-type="float" office:value="176079713" table:style-name="ce1">
            <text:p>176079713</text:p>
          </table:table-cell>
          <table:table-cell table:number-columns-repeated="16376"/>
        </table:table-row>
        <table:table-row table:number-rows-repeated="1048273" table:style-name="ro1">
          <table:table-cell table:number-columns-repeated="16384"/>
        </table:table-row>
      </table:table>
      <table:table table:name="Лист3" table:style-name="ta1">
        <table:table-column table:style-name="co8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akar</meta:initial-creator>
    <dc:creator>Makar</dc:creator>
    <meta:creation-date>2016-07-09T16:17:04Z</meta:creation-date>
    <dc:date>2016-07-09T17:04:53Z</dc:date>
  </office:meta>
</office:document-meta>
</file>